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style:font-name="DejaVu Sans" officeooo:paragraph-rsid="001de7e9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loext:graphic-properties draw:fill-color="#ff7b59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9" style:family="paragraph">
      <loext:graphic-properties draw:fill-color="#acb20c"/>
    </style:style>
    <style:style style:name="T1" style:family="text">
      <style:text-properties style:font-name="serif"/>
    </style:style>
    <style:style style:name="T2" style:family="text">
      <style:text-properties fo:color="#ffffd7" loext:opacity="100%" fo:font-size="18pt" officeooo:rsid="001de7e9" fo:background-color="#7b3d00" loext:char-shading-value="0" style:font-size-asian="15.75pt" style:font-size-complex="18pt"/>
    </style:style>
    <style:style style:name="T3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5pt" style:text-underline-style="none" fo:font-weight="normal" style:font-size-asian="13pt" style:font-weight-asian="normal" style:font-size-complex="15pt" style:font-weight-complex="normal"/>
    </style:style>
    <style:style style:name="T6" style:family="text">
      <style:text-properties fo:font-size="11pt" style:text-underline-style="none" fo:font-weight="normal" style:font-size-asian="10pt" style:font-weight-asian="normal" style:font-size-complex="11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5pt" style:font-weight-complex="bold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size="11pt" style:text-underline-style="none" fo:font-weight="bold" style:font-size-asian="10pt" style:font-weight-asian="bold" style:font-size-complex="1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0.1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64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7b59" draw:textarea-horizontal-align="justify" draw:textarea-vertical-align="middle" draw:auto-grow-height="false" fo:min-height="1.085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2.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acb20c" draw:textarea-horizontal-align="justify" draw:textarea-vertical-align="middle" draw:auto-grow-height="false" fo:min-height="1.746cm" fo:min-width="2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Moldura de texto 3" draw:style-name="gr2" draw:text-style-name="P4" svg:width="21cm" svg:height="1.646cm" svg:x="-2cm" svg:y="1.457cm"><draw:text-box><text:p text:style-name="P3"><text:span text:style-name="T9">OBJETIVOS</text:span></text:p></draw:text-box></draw:frame><draw:frame text:anchor-type="paragraph" draw:z-index="6" draw:name="Moldura de texto 4" draw:style-name="gr2" draw:text-style-name="P4" svg:width="21cm" svg:height="1.646cm" svg:x="-2cm" svg:y="14.792cm"><draw:text-box><text:p text:style-name="P3"><text:span text:style-name="T9">VIABILIDADE</text:span></text:p></draw:text-box></draw:frame><draw:custom-shape text:anchor-type="paragraph" draw:z-index="0" draw:name="Forma 1" draw:style-name="gr6" draw:text-style-name="P9" svg:width="21.901cm" svg:height="1.747cm" svg:x="-2.852cm" svg:y="-0.677cm"><text:p/><draw:enhanced-geometry svg:viewBox="0 0 21600 21600" draw:type="rectangle" draw:enhanced-path="M 0 0 L 21600 0 21600 21600 0 21600 0 0 Z N"/></draw:custom-shape><draw:frame text:anchor-type="paragraph" draw:z-index="1" draw:name="Moldura de texto 1" draw:style-name="gr5" draw:text-style-name="P8" svg:width="20.998cm" svg:height="1.747cm" svg:x="-1.998cm" svg:y="-0.677cm"><draw:text-box><text:p text:style-name="P7"><text:span text:style-name="T11">BASE DE DADOS</text:span></text:p></draw:text-box></draw:frame><draw:custom-shape text:anchor-type="paragraph" draw:z-index="2" draw:name="Forma 2" draw:style-name="gr3" draw:text-style-name="P5" svg:width="21cm" svg:height="1.086cm" svg:x="-2.178cm" svg:y="1.737cm"><text:p/><draw:enhanced-geometry svg:viewBox="0 0 21600 21600" draw:type="rectangle" draw:enhanced-path="M 0 0 L 21600 0 21600 21600 0 21600 0 0 Z N"/></draw:custom-shape><draw:frame text:anchor-type="paragraph" draw:z-index="4" draw:name="Moldura de texto 2" draw:style-name="gr4" draw:text-style-name="P6" svg:width="20.48cm" svg:height="12.071cm" svg:x="-1.713cm" svg:y="3.436cm"><draw:text-box><text:p><text:span text:style-name="T6"><text:s text:c="4"/></text:span><text:span text:style-name="T10">-Eficiência Operacional:</text:span><text:span text:style-name="T6"> Um dos principais objetivos seria aumentar a eficiência operacional da agência, reduzindo o tempo e os </text:span><text:span text:style-name="T6">recursos necessários para revisar casos e acessar informações relevantes. A base de dados digital permitiria uma pesquisa rápida e </text:span><text:span text:style-name="T6">precisa de documentos e dados, agilizando os processos de investigação.</text:span></text:p><text:p><text:span text:style-name="T5"/></text:p><text:p><text:span text:style-name="T6"><text:s text:c="4"/></text:span><text:span text:style-name="T10">-Transparência e Integridade:</text:span><text:span text:style-name="T6"> Garantir transparência e integridade em todas as operações da agência era crucial para reconstruir </text:span><text:span text:style-name="T6">a confiança dos clientes. A base de dados digital seria projetada para garantir que todas as informações fossem armazenadas de </text:span><text:span text:style-name="T6">forma segura e acessível, promovendo a transparência em todos os aspectos do trabalho da P.I.S.T.A.</text:span></text:p><text:p><text:span text:style-name="T6"/></text:p><text:p><text:span text:style-name="T6"><text:s text:c="4"/></text:span><text:span text:style-name="T10">-Precisão e Confiabilidade:</text:span><text:span text:style-name="T6"> O objetivo era garantir a precisão e confiabilidade das informações armazenadas na base de dados. </text:span><text:span text:style-name="T6">Isso significava implementar medidas de segurança robustas para proteger os dados contra adulteração ou acesso não autorizado, </text:span><text:span text:style-name="T6">bem como garantir que todos os dados fossem atualizados e precisos.</text:span></text:p><text:p><text:span text:style-name="T5"/></text:p><text:p><text:span text:style-name="T6"><text:s text:c="4"/></text:span><text:span text:style-name="T10">-Acessibilidade:</text:span><text:span text:style-name="T6"> Facilitar o acesso às informações era fundamental para garantir que os detetives pudessem trabalhar de forma </text:span><text:span text:style-name="T6">eficiente e eficaz. A base de dados digital seria projetada com uma interface intuitiva e fácil de usar, permitindo que os detetives </text:span><text:span text:style-name="T6">encontrassem rapidamente as informações necessárias para resolver casos.</text:span></text:p><text:p><text:span text:style-name="T5"/></text:p><text:p><text:span text:style-name="T6"><text:s text:c="4"/></text:span><text:span text:style-name="T10">-Flexibilidade e Escalabilidade: </text:span><text:span text:style-name="T6">A base de dados digital deveria ser flexível e escalável o suficiente para se adaptar às </text:span><text:span text:style-name="T6">necessidades em constante mudança da agência. Isso significava projetar uma infraestrutura que pudesse crescer e evoluir com o </text:span><text:span text:style-name="T6">tempo, garantindo que a P.I.S.T.A. permanecesse ágil e capaz de lidar com novos desafios e demandas futuras.</text:span></text:p><text:p><text:span text:style-name="T5"/></text:p><text:p><text:span text:style-name="T6"><text:s text:c="4"/></text:span><text:span text:style-name="T10">-Treinamento e Adoção:</text:span><text:span text:style-name="T6"> Garantir que toda a equipe estivesse adequadamente treinada e pronta para adotar a nova base de dados </text:span><text:span text:style-name="T6">digital era essencial. Isso envolveria fornecer treinamento abrangente sobre como usar o sistema, bem como oferecer suporte </text:span><text:span text:style-name="T6">contínuo para garantir uma transição suave e bem-sucedida para a nova plataforma.</text:span></text:p><text:p><text:span text:style-name="T7"/></text:p><text:p><text:span text:style-name="T8"/></text:p></draw:text-box></draw:frame><draw:custom-shape text:anchor-type="paragraph" draw:z-index="5" draw:name="Forma 3" draw:style-name="gr3" draw:text-style-name="P5" svg:width="21cm" svg:height="1.086cm" svg:x="-2.178cm" svg:y="15.072cm"><text:p/><draw:enhanced-geometry svg:viewBox="0 0 21600 21600" draw:type="rectangle" draw:enhanced-path="M 0 0 L 21600 0 21600 21600 0 21600 0 0 Z N"/></draw:custom-shape><draw:frame text:anchor-type="paragraph" draw:z-index="7" draw:name="Moldura de texto 5" draw:style-name="gr1" draw:text-style-name="P2" svg:width="20.48cm" svg:height="10.916cm" svg:x="-1.642cm" svg:y="19.715cm"><draw:text-box><text:p><text:span text:style-name="T3"><text:s/></text:span><text:span text:style-name="T3">-Acesso rápido e fácil às informações:</text:span><text:span text:style-name="T4"> Redução significativa no tempo gasto em pesquisas, estimada em uma diminuição de </text:span><text:span text:style-name="T4">30% no tempo médio de pesquisa.</text:span></text:p><text:p><text:span text:style-name="T4"/></text:p><text:p><text:span text:style-name="T3">-Redução de erros:</text:span><text:span text:style-name="T4"> A digitalização dos dados elimina o risco de erros humanos associados ao manuseio de documentos em </text:span><text:span text:style-name="T4">papel. Estima-se que a transição para uma base de dados digital reduziria os erros de entrada de dados em 25%.</text:span></text:p><text:p><text:span text:style-name="T4"/></text:p><text:p><text:span text:style-name="T3">-Economia de espaço e custos:</text:span><text:span text:style-name="T4"> Armazenar documentos físicos em um armazém consome espaço e recursos significativos. </text:span><text:span text:style-name="T4">Com uma base de dados digital, a P.I.S.T.A. poderia economizar em custos de armazenamento e espaço físico. Estima-se uma </text:span><text:span text:style-name="T4">redução de 40% nos custos associados ao armazenamento físico de documentos.</text:span></text:p><text:p><text:span text:style-name="T4"/></text:p><text:p><text:span text:style-name="T3">-Melhoria na colaboração e comunicação:</text:span><text:span text:style-name="T4"> Uma base de dados digital permitiria uma melhor colaboração entre os detetives, </text:span><text:span text:style-name="T4">facilitando o compartilhamento de informações e a comunicação entre os membros da equipe. Isso poderia resultar em uma </text:span><text:span text:style-name="T4">melhoria de 35% na eficiência da comunicação interna.</text:span></text:p><text:p><text:span text:style-name="T4"/></text:p><text:p><text:span text:style-name="T3">-Segurança dos dados:</text:span><text:span text:style-name="T4"> A segurança dos dados é fundamental para uma agência de detetives lidando com informações </text:span><text:span text:style-name="T4">confidenciais. Uma base de dados digital ofereceria recursos avançados de segurança, como criptografia e controle de acesso, </text:span><text:span text:style-name="T4">reduzindo o risco de violações de dados em 50%.</text:span></text:p><text:p><text:span text:style-name="T4"/></text:p><text:p><text:span text:style-name="T5"/></text:p><text:p><text:span text:style-name="T6"><text:s text:c="3"/></text:span></text:p><text:p><text:span text:style-name="T7"/></text:p><text:p><text:span text:style-name="T8"/></text:p></draw:text-box></draw:frame><text:span text:style-name="T2">BASE DE DADOS FAZER:</text:span><text:span text:style-name="T1">ngenharia Informá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58:33.345003729</meta:creation-date>
    <meta:editing-duration>PT13M16S</meta:editing-duration>
    <meta:editing-cycles>8</meta:editing-cycles>
    <meta:generator>LibreOffice/7.3.7.2$Linux_X86_64 LibreOffice_project/30$Build-2</meta:generator>
    <dc:date>2024-03-05T13:19:58.084807037</dc:date>
    <meta:document-statistic meta:table-count="0" meta:image-count="0" meta:object-count="0" meta:page-count="1" meta:paragraph-count="1" meta:word-count="5" meta:character-count="38" meta:non-whitespace-character-count="34"/>
  </office:meta>
</office:document-meta>
</file>